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9<text:span text:style-name="T3">Th</text:span> August 2014 Time : 3.00 PM to 3.30 PM , GMRT conference's room 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CP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096973520" text:style-name="L1">
              <text:list-item>
                <text:p text:style-name="P6">RRU updated about communication protocol discussion held in Telemetry Lab on 13/08/2014.</text:p>
                <text:p text:style-name="P6"/>
              </text:list-item>
              <text:list-item>
                <text:p text:style-name="P6">SNK working on grid pointing.</text:p>
                <text:p text:style-name="P6"/>
              </text:list-item>
              <text:list-item>
                <text:p text:style-name="P6">DBB working on solar system coordinate calculation.</text:p>
                <text:p text:style-name="P6"/>
              </text:list-item>
              <text:list-item>
                <text:p text:style-name="P6">CPK updated all L2 N/W switches tested by Mr. Sumit and cleared. </text:p>
                <text:p text:style-name="P6">- Updated about plan meeting discussion related to server class machine &amp; L3 N/W switch purchase.</text:p>
                <text:p text:style-name="P6"/>
                <text:p text:style-name="P6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8-19T17:33:43</dc:date>
    <dc:creator>teleset </dc:creator>
    <meta:editing-duration>P1DT17H3M46S</meta:editing-duration>
    <meta:editing-cycles>568</meta:editing-cycles>
    <meta:generator>LibreOffice/3.4$Linux LibreOffice_project/340m1$Build-602</meta:generator>
    <meta:document-statistic meta:table-count="1" meta:image-count="0" meta:object-count="0" meta:page-count="1" meta:paragraph-count="20" meta:word-count="102" meta:character-count="600" meta:non-whitespace-character-count="501"/>
  </office:meta>
</office:document-meta>
</file>